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2" table:number-columns-repeated="3" table:default-cell-style-name="ce13"/>
        <table:table-column table:style-name="co2" table:default-cell-style-name="ce22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PN Spectral Analysis Parameter Study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style-name="ce3" office:value-type="string">
            <text:p>Uniform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>
            <text:p>Base Parameters</text:p>
          </table:table-cell>
          <table:table-cell/>
          <table:table-cell table:style-name="Default"/>
          <table:table-cell table:style-name="ce3" office:value-type="string">
            <text:p>Source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 table:style-name="ce3" office:value-type="string">
            <text:p>Reflecting boundaries</text:p>
          </table:table-cell>
          <table:table-cell table:style-name="Default" table:number-columns-repeated="2"/>
          <table:table-cell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3" office:value-type="string">
            <text:p>5x5x5</text:p>
          </table:table-cell>
          <table:table-cell table:style-name="Default"/>
          <table:table-cell table:style-name="ce3" office:value-type="string">
            <text:p>Sigma_t</text:p>
          </table:table-cell>
          <table:table-cell table:style-name="ce12" office:value-type="float" office:value="2">
            <text:p>2.00</text:p>
          </table:table-cell>
          <table:table-cell table:style-name="Default"/>
          <table:table-cell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 table:style-name="Default"/>
          <table:table-cell table:style-name="ce3" office:value-type="string">
            <text:p>Sigma_ig</text:p>
          </table:table-cell>
          <table:table-cell table:style-name="ce12" office:value-type="float" office:value="0.25">
            <text:p>0.2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style-name="ce3" office:value-type="string">
            <text:p>Sigma_down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style-name="ce3" office:value-type="string">
            <text:p>Sigma_up</text:p>
          </table:table-cell>
          <table:table-cell table:style-name="ce12" office:value-type="float" office:value="0.1">
            <text:p>0.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" office:value-type="string">
            <text:p>JACOBI MAXIMUM EIGENVALUE</text:p>
          </table:table-cell>
          <table:table-cell table:style-name="ce14" table:number-columns-repeated="4"/>
          <table:table-cell table:style-name="ce19"/>
          <table:table-cell/>
          <table:table-cell table:style-name="ce4" office:value-type="string">
            <text:p>JACOBI MINIMUM EIGENVALUE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6" office:value-type="string">
            <text:p>1 Energy Group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5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5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style-name="ce13"/>
          <table:table-cell table:number-columns-repeated="3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3"/>
          <table:table-cell table:style-name="ce20"/>
          <table:table-cell/>
          <table:table-cell table:style-name="ce10" office:value-type="string">
            <text:p>10 Energy Groups with Upscatter</text:p>
          </table:table-cell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/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" office:value-type="string">
            <text:p>GAUSS-SEIDEL MAXIMUM EIGENVALUE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06T18:24:03</dc:date>
    <dc:creator>Stuart Slattery</dc:creator>
    <meta:editing-duration>PT2H18M55S</meta:editing-duration>
    <meta:editing-cycles>16</meta:editing-cycles>
    <meta:generator>LibreOffice/3.5$Linux_X86_64 LibreOffice_project/350m1$Build-2</meta:generator>
    <meta:document-statistic meta:table-count="3" meta:cell-count="134" meta:object-count="0"/>
  </office:meta>
</office:document-meta>
</file>